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70a" officeooo:paragraph-rsid="0008570a"/>
    </style:style>
    <style:style style:name="P2" style:family="paragraph" style:parent-style-name="Standard">
      <style:text-properties officeooo:paragraph-rsid="0008570a"/>
    </style:style>
    <style:style style:name="P3" style:family="paragraph" style:parent-style-name="Standard">
      <style:text-properties officeooo:rsid="001967e4" officeooo:paragraph-rsid="0008570a"/>
    </style:style>
    <style:style style:name="P4" style:family="paragraph" style:parent-style-name="Standard">
      <style:text-properties officeooo:rsid="0008570a" officeooo:paragraph-rsid="0008570a"/>
    </style:style>
    <style:style style:name="P5" style:family="paragraph" style:parent-style-name="Standard">
      <style:text-properties fo:font-weight="normal" officeooo:rsid="0008570a" officeooo:paragraph-rsid="0008570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17d" style:font-weight-asian="bold" style:font-weight-complex="bold"/>
    </style:style>
    <style:style style:name="T3" style:family="text">
      <style:text-properties officeooo:rsid="00207950"/>
    </style:style>
    <style:style style:name="T4" style:family="text">
      <style:text-properties officeooo:rsid="0008c1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Projet <text:span text:style-name="T3">gestion de stages</text:span>: Adresse github <text:span text:style-name="T4">react.</text:span></text:p>
      <text:p text:style-name="P3"/>
      <text:p text:style-name="P3"><text:a xlink:type="simple" xlink:href="https://github.com/fokanendapascal/internship-management-app" text:style-name="Internet_20_link" text:visited-style-name="Visited_20_Internet_20_Link">https://github.com/fokanendapascal/internship-management-app</text:a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7:17:06.666530249</meta:creation-date>
    <dc:date>2025-12-20T19:01:07.840537336</dc:date>
    <meta:editing-duration>PT21M1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8" meta:character-count="107" meta:non-whitespace-character-count="101"/>
  </office:meta>
</office:document-meta>
</file>